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Times New Roman" fo:font-size="18pt" fo:language="bg" fo:country="BG" fo:font-weight="bold" officeooo:rsid="0009be51" officeooo:paragraph-rsid="0009be51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justify" style:justify-single-word="false"/>
      <style:text-properties style:font-name="Times New Roman" fo:font-size="18pt" fo:language="bg" fo:country="BG" fo:font-weight="bold" officeooo:rsid="0009be51" officeooo:paragraph-rsid="000c6c23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justify" style:justify-single-word="false"/>
      <style:text-properties style:font-name="Times New Roman" fo:font-size="18pt" fo:language="bg" fo:country="BG" fo:font-weight="bold" officeooo:rsid="0009be51" officeooo:paragraph-rsid="001553cc" style:font-size-asian="18pt" style:font-weight-asian="bold" style:font-size-complex="18pt" style:font-weight-complex="bold"/>
    </style:style>
    <style:style style:name="P4" style:family="paragraph" style:parent-style-name="Standard">
      <style:paragraph-properties fo:text-align="justify" style:justify-single-word="false"/>
      <style:text-properties style:font-name="Times New Roman" fo:font-size="18pt" fo:language="bg" fo:country="BG" fo:font-weight="bold" officeooo:rsid="001553cc" officeooo:paragraph-rsid="001b49f3" style:font-size-asian="18pt" style:font-weight-asian="bold" style:font-size-complex="18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4pt" fo:language="bg" fo:country="BG" officeooo:rsid="0009be51" officeooo:paragraph-rsid="0009be51" style:font-size-asian="12.25pt" style:font-size-complex="14pt"/>
    </style:style>
    <style:style style:name="P6" style:family="paragraph" style:parent-style-name="Standard">
      <style:paragraph-properties fo:text-align="justify" style:justify-single-word="false"/>
      <style:text-properties style:font-name="Times New Roman" fo:font-size="14pt" fo:language="bg" fo:country="BG" officeooo:rsid="0009be51" officeooo:paragraph-rsid="0009be51" style:font-size-asian="12.25pt" style:font-size-complex="14pt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28pt" fo:language="bg" fo:country="BG" officeooo:rsid="0009be51" officeooo:paragraph-rsid="0009be51" style:font-size-asian="28pt" style:font-size-complex="28pt"/>
    </style:style>
    <style:style style:name="P8" style:family="paragraph" style:parent-style-name="Standard">
      <style:paragraph-properties fo:text-align="center" style:justify-single-word="false"/>
      <style:text-properties style:font-name="Times New Roman" fo:font-size="21pt" fo:language="bg" fo:country="BG" officeooo:rsid="0009be51" officeooo:paragraph-rsid="0009be51" style:font-size-asian="21pt" style:font-size-complex="21pt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6pt" fo:language="bg" fo:country="BG" officeooo:rsid="0009be51" officeooo:paragraph-rsid="0009be51" style:font-size-asian="16pt" style:font-size-complex="16pt"/>
    </style:style>
    <style:style style:name="P10" style:family="paragraph" style:parent-style-name="Standard">
      <style:paragraph-properties fo:text-align="justify" style:justify-single-word="false"/>
      <style:text-properties officeooo:paragraph-rsid="0022d269"/>
    </style:style>
    <style:style style:name="P11" style:family="paragraph" style:parent-style-name="Standard">
      <style:paragraph-properties fo:text-align="justify" style:justify-single-word="false"/>
      <style:text-properties fo:color="#333333" loext:opacity="100%" style:font-name="Times New Roman" fo:font-size="12pt" fo:language="bg" fo:country="BG" fo:font-weight="bold" officeooo:rsid="0009be51" officeooo:paragraph-rsid="000a8b63" style:font-size-asian="12pt" style:font-weight-asian="bold" style:font-size-complex="12pt" style:font-weight-complex="bold"/>
    </style:style>
    <style:style style:name="P12" style:family="paragraph" style:parent-style-name="Standard">
      <style:paragraph-properties fo:text-align="justify" style:justify-single-word="false"/>
      <style:text-properties fo:color="#333333" loext:opacity="100%" style:font-name="Times New Roman" fo:font-size="16pt" fo:language="en" fo:country="US" fo:font-weight="bold" officeooo:rsid="00209db3" officeooo:paragraph-rsid="00209db3" style:font-size-asian="16pt" style:font-weight-asian="bold" style:font-size-complex="16pt" style:font-weight-complex="bold"/>
    </style:style>
    <style:style style:name="P13" style:family="paragraph" style:parent-style-name="Standard">
      <style:paragraph-properties fo:text-align="justify" style:justify-single-word="false"/>
      <style:text-properties fo:color="#333333" loext:opacity="100%" style:font-name="Times New Roman" fo:font-size="16pt" fo:language="en" fo:country="US" fo:font-weight="normal" officeooo:rsid="00209db3" officeooo:paragraph-rsid="00209db3" style:font-size-asian="16pt" style:font-weight-asian="normal" style:font-size-complex="16pt" style:font-weight-complex="normal"/>
    </style:style>
    <style:style style:name="P14" style:family="paragraph" style:parent-style-name="Standard">
      <style:text-properties fo:font-size="16pt" fo:language="en" fo:country="US" fo:font-style="normal" fo:font-weight="bold" officeooo:rsid="00209db3" officeooo:paragraph-rsid="00209db3" style:font-size-asian="14pt" style:font-style-asian="normal" style:font-weight-asian="bold" style:font-size-complex="16pt" style:font-style-complex="normal" style:font-weight-complex="bold"/>
    </style:style>
    <style:style style:name="P15" style:family="paragraph" style:parent-style-name="Standard">
      <style:text-properties fo:font-size="16pt" fo:language="en" fo:country="US" fo:font-style="normal" fo:font-weight="bold" officeooo:rsid="00209db3" officeooo:paragraph-rsid="0022714c" style:font-size-asian="14pt" style:font-style-asian="normal" style:font-weight-asian="bold" style:font-size-complex="16pt" style:font-style-complex="normal" style:font-weight-complex="bold"/>
    </style:style>
    <style:style style:name="P16" style:family="paragraph" style:parent-style-name="Standard">
      <style:paragraph-properties fo:text-align="justify" style:justify-single-word="false"/>
      <style:text-properties fo:font-size="16pt" fo:font-weight="bold" officeooo:rsid="0022d269" officeooo:paragraph-rsid="0022d269" style:font-size-asian="14pt" style:font-weight-asian="bold" style:font-size-complex="16pt" style:font-weight-complex="bold"/>
    </style:style>
    <style:style style:name="P17" style:family="paragraph" style:parent-style-name="Standard" style:list-style-name="L1"/>
    <style:style style:name="P18" style:family="paragraph" style:parent-style-name="Standard" style:list-style-name="L1">
      <style:paragraph-properties fo:text-align="justify" style:justify-single-word="false"/>
      <style:text-properties officeooo:paragraph-rsid="00209db3"/>
    </style:style>
    <style:style style:name="P19" style:family="paragraph" style:parent-style-name="Standard" style:list-style-name="L1">
      <style:paragraph-properties fo:text-align="justify" style:justify-single-word="false"/>
      <style:text-properties officeooo:paragraph-rsid="0022714c"/>
    </style:style>
    <style:style style:name="P20" style:family="paragraph" style:parent-style-name="Standard" style:list-style-name="L1">
      <style:paragraph-properties fo:text-align="justify" style:justify-single-word="false"/>
      <style:text-properties officeooo:paragraph-rsid="0022d269"/>
    </style:style>
    <style:style style:name="P21" style:family="paragraph" style:parent-style-name="Standard" style:list-style-name="L1">
      <style:text-properties fo:language="en" fo:country="US" fo:font-style="normal" fo:font-weight="bold" officeooo:rsid="00209db3" officeooo:paragraph-rsid="00209db3" style:font-style-asian="normal" style:font-weight-asian="bold" style:font-style-complex="normal" style:font-weight-complex="bold"/>
    </style:style>
    <style:style style:name="P22" style:family="paragraph" style:parent-style-name="Standard">
      <style:paragraph-properties fo:text-align="justify" style:justify-single-word="false"/>
      <style:text-properties fo:color="#333333" loext:opacity="100%" style:font-name="Times New Roman" fo:font-size="14pt" fo:language="bg" fo:country="BG" fo:font-style="normal" fo:font-weight="normal" officeooo:rsid="0022d269" officeooo:paragraph-rsid="003f6ef7" style:font-size-asian="14pt" style:font-style-asian="normal" style:font-weight-asian="normal" style:font-size-complex="14pt" style:font-style-complex="normal" style:font-weight-complex="normal"/>
    </style:style>
    <style:style style:name="P23" style:family="paragraph" style:parent-style-name="Standard" style:list-style-name="L2">
      <style:paragraph-properties fo:text-align="justify" style:justify-single-word="false"/>
      <style:text-properties fo:color="#333333" loext:opacity="100%" style:font-name="Times New Roman" fo:font-size="14pt" fo:language="bg" fo:country="BG" fo:font-style="normal" fo:font-weight="normal" officeooo:rsid="002572fb" officeooo:paragraph-rsid="002572fb" style:font-size-asian="12.25pt" style:font-style-asian="normal" style:font-weight-asian="normal" style:font-size-complex="14pt" style:font-style-complex="normal" style:font-weight-complex="normal"/>
    </style:style>
    <style:style style:name="P24" style:family="paragraph" style:parent-style-name="Standard">
      <style:paragraph-properties fo:text-align="justify" style:justify-single-word="false"/>
      <style:text-properties fo:color="#333333" loext:opacity="100%" style:font-name="Times New Roman" fo:font-size="14pt" fo:language="bg" fo:country="BG" fo:font-style="normal" fo:font-weight="normal" officeooo:rsid="002be307" officeooo:paragraph-rsid="002be307" style:font-size-asian="12.25pt" style:font-style-asian="normal" style:font-weight-asian="normal" style:font-size-complex="14pt" style:font-style-complex="normal" style:font-weight-complex="normal"/>
    </style:style>
    <style:style style:name="P25" style:family="paragraph" style:parent-style-name="Standard" style:list-style-name="L4">
      <style:paragraph-properties fo:text-align="justify" style:justify-single-word="false"/>
      <style:text-properties fo:color="#333333" loext:opacity="100%" style:font-name="Times New Roman" fo:font-size="14pt" fo:language="bg" fo:country="BG" fo:font-style="normal" fo:font-weight="normal" officeooo:rsid="002be307" officeooo:paragraph-rsid="002be307" style:font-size-asian="12.25pt" style:font-style-asian="normal" style:font-weight-asian="normal" style:font-size-complex="14pt" style:font-style-complex="normal" style:font-weight-complex="normal"/>
    </style:style>
    <style:style style:name="P26" style:family="paragraph" style:parent-style-name="Standard">
      <style:paragraph-properties fo:text-align="justify" style:justify-single-word="false"/>
      <style:text-properties fo:color="#333333" loext:opacity="100%" style:font-name="Times New Roman" fo:font-size="14pt" fo:language="bg" fo:country="BG" fo:font-style="normal" fo:font-weight="normal" officeooo:rsid="003771d2" officeooo:paragraph-rsid="003771d2" style:font-size-asian="12.25pt" style:font-style-asian="normal" style:font-weight-asian="normal" style:font-size-complex="14pt" style:font-style-complex="normal" style:font-weight-complex="normal"/>
    </style:style>
    <style:style style:name="P27" style:family="paragraph" style:parent-style-name="Standard" style:list-style-name="L3">
      <style:paragraph-properties fo:text-align="justify" style:justify-single-word="false"/>
      <style:text-properties fo:color="#333333" loext:opacity="100%" style:font-name="Times New Roman" fo:font-size="14pt" fo:language="bg" fo:country="BG" fo:font-style="normal" fo:font-weight="bold" officeooo:rsid="002572fb" officeooo:paragraph-rsid="002572fb" style:font-size-asian="14pt" style:font-style-asian="normal" style:font-weight-asian="bold" style:font-size-complex="14pt" style:font-style-complex="normal" style:font-weight-complex="bold"/>
    </style:style>
    <style:style style:name="P28" style:family="paragraph" style:parent-style-name="Standard" style:list-style-name="L3">
      <style:paragraph-properties fo:text-align="justify" style:justify-single-word="false"/>
      <style:text-properties fo:color="#333333" loext:opacity="100%" style:font-name="Times New Roman" fo:font-size="14pt" fo:language="bg" fo:country="BG" fo:font-style="normal" fo:font-weight="bold" officeooo:rsid="00270952" officeooo:paragraph-rsid="00270952" style:font-size-asian="14pt" style:font-style-asian="normal" style:font-weight-asian="bold" style:font-size-complex="14pt" style:font-style-complex="normal" style:font-weight-complex="bold"/>
    </style:style>
    <style:style style:name="P29" style:family="paragraph" style:parent-style-name="Standard" style:list-style-name="L3">
      <style:paragraph-properties fo:text-align="justify" style:justify-single-word="false"/>
      <style:text-properties fo:color="#333333" loext:opacity="100%" style:font-name="Times New Roman" fo:font-size="14pt" fo:language="bg" fo:country="BG" fo:font-style="normal" fo:font-weight="bold" officeooo:rsid="00270952" officeooo:paragraph-rsid="00280682" style:font-size-asian="14pt" style:font-style-asian="normal" style:font-weight-asian="bold" style:font-size-complex="14pt" style:font-style-complex="normal" style:font-weight-complex="bold"/>
    </style:style>
    <style:style style:name="P30" style:family="paragraph" style:parent-style-name="Standard">
      <style:paragraph-properties fo:text-align="justify" style:justify-single-word="false"/>
      <style:text-properties fo:color="#333333" loext:opacity="100%" style:font-name="Times New Roman" fo:font-size="14pt" fo:language="en" fo:country="US" fo:font-style="normal" fo:font-weight="normal" officeooo:rsid="0022d269" officeooo:paragraph-rsid="0022d269" style:font-size-asian="12.25pt" style:font-style-asian="normal" style:font-weight-asian="normal" style:font-size-complex="14pt" style:font-style-complex="normal" style:font-weight-complex="normal"/>
    </style:style>
    <style:style style:name="P31" style:family="paragraph" style:parent-style-name="Standard" style:list-style-name="L2">
      <style:paragraph-properties fo:text-align="justify" style:justify-single-word="false"/>
      <style:text-properties fo:color="#333333" loext:opacity="100%" style:font-name="Times New Roman" fo:font-size="14pt" fo:language="en" fo:country="US" fo:font-style="normal" fo:font-weight="normal" officeooo:rsid="002572fb" officeooo:paragraph-rsid="002572fb" style:font-size-asian="12.25pt" style:font-style-asian="normal" style:font-weight-asian="normal" style:font-size-complex="14pt" style:font-style-complex="normal" style:font-weight-complex="normal"/>
    </style:style>
    <style:style style:name="P32" style:family="paragraph" style:parent-style-name="Standard" style:list-style-name="L4">
      <style:paragraph-properties fo:text-align="justify" style:justify-single-word="false"/>
      <style:text-properties fo:color="#333333" loext:opacity="100%" style:font-name="Times New Roman" fo:font-size="14pt" fo:font-weight="normal" officeooo:paragraph-rsid="002be307"/>
    </style:style>
    <style:style style:name="P33" style:family="paragraph" style:parent-style-name="Standard">
      <style:paragraph-properties fo:text-align="justify" style:justify-single-word="false"/>
      <style:text-properties fo:color="#333333" loext:opacity="100%" style:font-name="Times New Roman" fo:font-size="16pt" fo:language="bg" fo:country="BG" fo:font-style="normal" fo:font-weight="bold" officeooo:rsid="002572fb" officeooo:paragraph-rsid="002572fb" style:font-size-asian="14pt" style:font-style-asian="normal" style:font-weight-asian="bold" style:font-size-complex="16pt" style:font-style-complex="normal" style:font-weight-complex="bold"/>
    </style:style>
    <style:style style:name="P34" style:family="paragraph" style:parent-style-name="Standard" style:list-style-name="L3">
      <style:paragraph-properties fo:text-align="justify" style:justify-single-word="false"/>
      <style:text-properties fo:color="#333333" loext:opacity="100%" style:font-name="Times New Roman" fo:font-size="16pt" fo:language="bg" fo:country="BG" fo:font-style="normal" fo:font-weight="bold" officeooo:rsid="002572fb" officeooo:paragraph-rsid="002572fb" style:font-size-asian="14pt" style:font-style-asian="normal" style:font-weight-asian="bold" style:font-size-complex="16pt" style:font-style-complex="normal" style:font-weight-complex="bold"/>
    </style:style>
    <style:style style:name="P35" style:family="paragraph" style:parent-style-name="Standard">
      <style:paragraph-properties fo:text-align="justify" style:justify-single-word="false"/>
      <style:text-properties fo:color="#333333" loext:opacity="100%" style:font-name="Times New Roman" fo:font-size="16pt" fo:language="bg" fo:country="BG" fo:font-style="normal" fo:font-weight="bold" officeooo:rsid="002be307" officeooo:paragraph-rsid="002be307" style:font-size-asian="14pt" style:font-style-asian="normal" style:font-weight-asian="bold" style:font-size-complex="16pt" style:font-style-complex="normal" style:font-weight-complex="bold"/>
    </style:style>
    <style:style style:name="P36" style:family="paragraph" style:parent-style-name="Standard">
      <style:paragraph-properties fo:text-align="justify" style:justify-single-word="false"/>
      <style:text-properties fo:color="#333333" loext:opacity="100%" style:font-name="Times New Roman" fo:font-size="16pt" fo:language="bg" fo:country="BG" fo:font-style="normal" fo:font-weight="bold" officeooo:rsid="003771d2" officeooo:paragraph-rsid="003771d2" style:font-size-asian="14pt" style:font-style-asian="normal" style:font-weight-asian="bold" style:font-size-complex="16pt" style:font-style-complex="normal" style:font-weight-complex="bold"/>
    </style:style>
    <style:style style:name="P37" style:family="paragraph" style:parent-style-name="Standard">
      <style:paragraph-properties fo:text-align="justify" style:justify-single-word="false"/>
      <style:text-properties fo:color="#333333" loext:opacity="100%" style:font-name="Times New Roman" fo:font-size="16pt" fo:language="bg" fo:country="BG" fo:font-style="normal" fo:font-weight="bold" officeooo:rsid="002572fb" officeooo:paragraph-rsid="002572fb" style:font-size-asian="16pt" style:font-style-asian="normal" style:font-weight-asian="bold" style:font-size-complex="16pt" style:font-style-complex="normal" style:font-weight-complex="bold"/>
    </style:style>
    <style:style style:name="P38" style:family="paragraph" style:parent-style-name="Standard">
      <style:paragraph-properties fo:text-align="justify" style:justify-single-word="false"/>
      <style:text-properties style:font-name="Times New Roman" fo:font-size="18pt" fo:language="bg" fo:country="BG" fo:font-weight="bold" officeooo:rsid="0009be51" officeooo:paragraph-rsid="0042b4cb" style:font-size-asian="18pt" style:font-weight-asian="bold" style:font-size-complex="18pt" style:font-weight-complex="bold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style="normal" fo:font-weight="normal" officeooo:rsid="000a8b63" style:font-style-asian="normal" style:font-weight-asian="normal" style:font-style-complex="normal" style:font-weight-complex="normal"/>
    </style:style>
    <style:style style:name="T3" style:family="text">
      <style:text-properties fo:language="en" fo:country="US" fo:font-style="normal" officeooo:rsid="000a8b63" style:font-style-asian="normal" style:font-style-complex="normal"/>
    </style:style>
    <style:style style:name="T4" style:family="text">
      <style:text-properties fo:language="en" fo:country="US" officeooo:rsid="00209db3"/>
    </style:style>
    <style:style style:name="T5" style:family="text">
      <style:text-properties fo:language="en" fo:country="US" fo:font-weight="normal" style:font-weight-asian="normal" style:font-weight-complex="normal"/>
    </style:style>
    <style:style style:name="T6" style:family="text">
      <style:text-properties fo:language="en" fo:country="US" fo:font-weight="normal" officeooo:rsid="00280682" style:font-weight-asian="normal" style:font-weight-complex="normal"/>
    </style:style>
    <style:style style:name="T7" style:family="text">
      <style:text-properties fo:language="en" fo:country="US" fo:font-weight="normal" officeooo:rsid="002be307" style:font-weight-asian="normal" style:font-weight-complex="normal"/>
    </style:style>
    <style:style style:name="T8" style:family="text">
      <style:text-properties fo:language="en" fo:country="US" fo:font-style="italic" fo:font-weight="normal" style:font-style-asian="italic" style:font-weight-asian="normal" style:font-style-complex="italic" style:font-weight-complex="normal"/>
    </style:style>
    <style:style style:name="T9" style:family="text">
      <style:text-properties fo:language="en" fo:country="US" fo:font-style="italic" fo:font-weight="normal" officeooo:rsid="00280682" style:font-style-asian="italic" style:font-weight-asian="normal" style:font-style-complex="italic" style:font-weight-complex="normal"/>
    </style:style>
    <style:style style:name="T10" style:family="text">
      <style:text-properties fo:language="en" fo:country="US" fo:font-style="italic" fo:font-weight="normal" officeooo:rsid="002fc76e" style:font-style-asian="italic" style:font-weight-asian="normal" style:font-style-complex="italic" style:font-weight-complex="normal"/>
    </style:style>
    <style:style style:name="T11" style:family="text">
      <style:text-properties fo:language="en" fo:country="US" fo:font-weight="bold" style:font-weight-asian="bold" style:font-weight-complex="bold"/>
    </style:style>
    <style:style style:name="T12" style:family="text">
      <style:text-properties fo:language="en" fo:country="US" fo:font-weight="bold" officeooo:rsid="002e1af3" style:font-weight-asian="bold" style:font-weight-complex="bold"/>
    </style:style>
    <style:style style:name="T13" style:family="text">
      <style:text-properties fo:language="en" fo:country="US" officeooo:rsid="00280682"/>
    </style:style>
    <style:style style:name="T14" style:family="text">
      <style:text-properties fo:font-size="14pt" fo:font-weight="normal" style:font-size-asian="12.25pt" style:font-weight-asian="normal" style:font-size-complex="14pt" style:font-weight-complex="normal"/>
    </style:style>
    <style:style style:name="T15" style:family="text">
      <style:text-properties fo:font-size="14pt" fo:font-weight="normal" style:font-weight-asian="normal" style:font-size-complex="14pt" style:font-weight-complex="normal"/>
    </style:style>
    <style:style style:name="T16" style:family="text">
      <style:text-properties fo:font-size="14pt" fo:font-style="italic" fo:font-weight="normal" style:font-size-asian="12.25pt" style:font-style-asian="italic" style:font-weight-asian="normal" style:font-size-complex="14pt" style:font-style-complex="italic" style:font-weight-complex="normal"/>
    </style:style>
    <style:style style:name="T17" style:family="text">
      <style:text-properties fo:font-size="14pt" fo:font-style="italic" fo:font-weight="normal" officeooo:rsid="001c31d9" style:font-size-asian="12.25pt" style:font-style-asian="italic" style:font-weight-asian="normal" style:font-size-complex="14pt" style:font-style-complex="italic" style:font-weight-complex="normal"/>
    </style:style>
    <style:style style:name="T18" style:family="text">
      <style:text-properties fo:font-size="14pt" fo:font-style="normal" fo:font-weight="normal" style:font-size-asian="12.25pt" style:font-style-asian="normal" style:font-weight-asian="normal" style:font-size-complex="14pt" style:font-style-complex="normal" style:font-weight-complex="normal"/>
    </style:style>
    <style:style style:name="T19" style:family="text">
      <style:text-properties fo:font-size="14pt" fo:font-style="normal" fo:font-weight="normal" officeooo:rsid="000a8b63" style:font-size-asian="12.25pt" style:font-style-asian="normal" style:font-weight-asian="normal" style:font-size-complex="14pt" style:font-style-complex="normal" style:font-weight-complex="normal"/>
    </style:style>
    <style:style style:name="T20" style:family="text">
      <style:text-properties fo:font-size="14pt" fo:font-style="normal" fo:font-weight="normal" officeooo:rsid="000af7eb" style:font-size-asian="12.25pt" style:font-style-asian="normal" style:font-weight-asian="normal" style:font-size-complex="14pt" style:font-style-complex="normal" style:font-weight-complex="normal"/>
    </style:style>
    <style:style style:name="T21" style:family="text">
      <style:text-properties fo:font-size="14pt" fo:font-style="normal" fo:font-weight="normal" officeooo:rsid="000c6c23" style:font-size-asian="12.25pt" style:font-style-asian="normal" style:font-weight-asian="normal" style:font-size-complex="14pt" style:font-style-complex="normal" style:font-weight-complex="normal"/>
    </style:style>
    <style:style style:name="T22" style:family="text">
      <style:text-properties fo:font-size="14pt" fo:font-style="normal" fo:font-weight="normal" officeooo:rsid="00149dd1" style:font-size-asian="12.25pt" style:font-style-asian="normal" style:font-weight-asian="normal" style:font-size-complex="14pt" style:font-style-complex="normal" style:font-weight-complex="normal"/>
    </style:style>
    <style:style style:name="T23" style:family="text">
      <style:text-properties fo:font-size="14pt" fo:font-style="normal" fo:font-weight="normal" officeooo:rsid="00173001" style:font-size-asian="12.25pt" style:font-style-asian="normal" style:font-weight-asian="normal" style:font-size-complex="14pt" style:font-style-complex="normal" style:font-weight-complex="normal"/>
    </style:style>
    <style:style style:name="T24" style:family="text">
      <style:text-properties fo:font-size="14pt" fo:font-style="normal" fo:font-weight="normal" officeooo:rsid="0019cef7" style:font-size-asian="12.25pt" style:font-style-asian="normal" style:font-weight-asian="normal" style:font-size-complex="14pt" style:font-style-complex="normal" style:font-weight-complex="normal"/>
    </style:style>
    <style:style style:name="T25" style:family="text">
      <style:text-properties fo:font-size="14pt" fo:font-style="normal" fo:font-weight="normal" officeooo:rsid="001b49f3" style:font-size-asian="12.25pt" style:font-style-asian="normal" style:font-weight-asian="normal" style:font-size-complex="14pt" style:font-style-complex="normal" style:font-weight-complex="normal"/>
    </style:style>
    <style:style style:name="T26" style:family="text">
      <style:text-properties fo:font-size="14pt" fo:font-style="normal" fo:font-weight="normal" officeooo:rsid="001c31d9" style:font-size-asian="12.25pt" style:font-style-asian="normal" style:font-weight-asian="normal" style:font-size-complex="14pt" style:font-style-complex="normal" style:font-weight-complex="normal"/>
    </style:style>
    <style:style style:name="T27" style:family="text">
      <style:text-properties fo:font-size="14pt" fo:font-style="normal" fo:font-weight="normal" officeooo:rsid="001def06" style:font-size-asian="12.25pt" style:font-style-asian="normal" style:font-weight-asian="normal" style:font-size-complex="14pt" style:font-style-complex="normal" style:font-weight-complex="normal"/>
    </style:style>
    <style:style style:name="T28" style:family="text">
      <style:text-properties fo:font-size="14pt" fo:font-style="normal" fo:font-weight="normal" officeooo:rsid="001f2854" style:font-size-asian="12.25pt" style:font-style-asian="normal" style:font-weight-asian="normal" style:font-size-complex="14pt" style:font-style-complex="normal" style:font-weight-complex="normal"/>
    </style:style>
    <style:style style:name="T29" style:family="text">
      <style:text-properties fo:font-size="14pt" fo:font-style="normal" fo:font-weight="normal" officeooo:rsid="0042b4cb" style:font-size-asian="12.25pt" style:font-style-asian="normal" style:font-weight-asian="normal" style:font-size-complex="14pt" style:font-style-complex="normal" style:font-weight-complex="normal"/>
    </style:style>
    <style:style style:name="T30" style:family="text">
      <style:text-properties fo:font-size="14pt" fo:font-style="normal" officeooo:rsid="0019cef7" style:font-size-asian="12.25pt" style:font-style-asian="normal" style:font-size-complex="14pt" style:font-style-complex="normal"/>
    </style:style>
    <style:style style:name="T31" style:family="text">
      <style:text-properties fo:font-size="14pt" fo:language="en" fo:country="US" fo:font-style="normal" fo:font-weight="normal" officeooo:rsid="0019cef7" style:font-size-asian="12.25pt" style:font-style-asian="normal" style:font-weight-asian="normal" style:font-size-complex="14pt" style:font-style-complex="normal" style:font-weight-complex="normal"/>
    </style:style>
    <style:style style:name="T32" style:family="text">
      <style:text-properties fo:font-size="14pt" fo:language="en" fo:country="US" fo:font-style="normal" fo:font-weight="normal" officeooo:rsid="001def06" style:font-size-asian="12.25pt" style:font-style-asian="normal" style:font-weight-asian="normal" style:font-size-complex="14pt" style:font-style-complex="normal" style:font-weight-complex="normal"/>
    </style:style>
    <style:style style:name="T33" style:family="text">
      <style:text-properties fo:font-size="14pt" fo:language="en" fo:country="US" fo:font-style="normal" fo:font-weight="normal" officeooo:rsid="0024cb9d" style:font-size-asian="12.25pt" style:font-style-asian="normal" style:font-weight-asian="normal" style:font-size-complex="14pt" style:font-style-complex="normal" style:font-weight-complex="normal"/>
    </style:style>
    <style:style style:name="T34" style:family="text">
      <style:text-properties fo:font-size="14pt" fo:language="en" fo:country="US" fo:font-style="normal" fo:font-weight="normal" officeooo:rsid="0042b4cb" style:font-size-asian="12.25pt" style:font-style-asian="normal" style:font-weight-asian="normal" style:font-size-complex="14pt" style:font-style-complex="normal" style:font-weight-complex="normal"/>
    </style:style>
    <style:style style:name="T35" style:family="text">
      <style:text-properties fo:font-size="14pt" fo:language="en" fo:country="US" fo:font-style="normal" officeooo:rsid="0019cef7" style:font-size-asian="12.25pt" style:font-style-asian="normal" style:font-size-complex="14pt" style:font-style-complex="normal"/>
    </style:style>
    <style:style style:name="T36" style:family="text">
      <style:text-properties fo:font-size="14pt" fo:language="en" fo:country="US" fo:font-style="normal" officeooo:rsid="001def06" style:font-size-asian="12.25pt" style:font-style-asian="normal" style:font-size-complex="14pt" style:font-style-complex="normal"/>
    </style:style>
    <style:style style:name="T37" style:family="text">
      <style:text-properties fo:font-size="14pt" fo:language="en" fo:country="US" fo:font-weight="normal" style:font-size-asian="12.25pt" style:font-weight-asian="normal" style:font-size-complex="14pt" style:font-weight-complex="normal"/>
    </style:style>
    <style:style style:name="T38" style:family="text">
      <style:text-properties fo:font-size="14pt" fo:language="en" fo:country="US" fo:font-weight="normal" officeooo:rsid="000c6c23" style:font-size-asian="12.25pt" style:font-weight-asian="normal" style:font-size-complex="14pt" style:font-weight-complex="normal"/>
    </style:style>
    <style:style style:name="T39" style:family="text">
      <style:text-properties fo:font-size="14pt" fo:language="bg" fo:country="BG" fo:font-style="normal" style:font-size-asian="14pt" style:font-style-asian="normal" style:font-size-complex="14pt" style:font-style-complex="normal"/>
    </style:style>
    <style:style style:name="T40" style:family="text">
      <style:text-properties fo:font-size="14pt" style:font-size-complex="14pt"/>
    </style:style>
    <style:style style:name="T4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2" style:family="text">
      <style:text-properties fo:font-style="normal" fo:font-weight="normal" officeooo:rsid="000a8b63" style:font-style-asian="normal" style:font-weight-asian="normal" style:font-style-complex="normal" style:font-weight-complex="normal"/>
    </style:style>
    <style:style style:name="T43" style:family="text">
      <style:text-properties fo:font-style="normal" fo:font-weight="normal" officeooo:rsid="0043cd17" style:font-style-asian="normal" style:font-weight-asian="normal" style:font-style-complex="normal" style:font-weight-complex="normal"/>
    </style:style>
    <style:style style:name="T44" style:family="text">
      <style:text-properties fo:font-style="normal" style:font-style-asian="normal" style:font-style-complex="normal"/>
    </style:style>
    <style:style style:name="T45" style:family="text">
      <style:text-properties fo:font-style="normal" officeooo:rsid="000a8b63" style:font-style-asian="normal" style:font-style-complex="normal"/>
    </style:style>
    <style:style style:name="T46" style:family="text">
      <style:text-properties fo:font-style="normal" officeooo:rsid="0043cd17" style:font-style-asian="normal" style:font-style-complex="normal"/>
    </style:style>
    <style:style style:name="T47" style:family="text">
      <style:text-properties fo:color="#333333" loext:opacity="100%" style:font-name="Times New Roman"/>
    </style:style>
    <style:style style:name="T48" style:family="text">
      <style:text-properties fo:color="#333333" loext:opacity="100%" style:font-name="Times New Roman" fo:font-size="14pt" fo:language="bg" fo:country="BG" fo:font-style="normal" fo:font-weight="normal" officeooo:rsid="00209db3" style:font-size-asian="14pt" style:font-style-asian="normal" style:font-weight-asian="normal" style:font-size-complex="14pt" style:font-style-complex="normal" style:font-weight-complex="normal"/>
    </style:style>
    <style:style style:name="T49" style:family="text">
      <style:text-properties fo:color="#333333" loext:opacity="100%" style:font-name="Times New Roman" fo:font-size="14pt" fo:language="bg" fo:country="BG" fo:font-style="normal" fo:font-weight="normal" officeooo:rsid="0022d269" style:font-size-asian="14pt" style:font-style-asian="normal" style:font-weight-asian="normal" style:font-size-complex="14pt" style:font-style-complex="normal" style:font-weight-complex="normal"/>
    </style:style>
    <style:style style:name="T50" style:family="text">
      <style:text-properties fo:color="#333333" loext:opacity="100%" style:font-name="Times New Roman" fo:font-size="14pt" fo:language="bg" fo:country="BG" fo:font-style="normal" fo:font-weight="normal" officeooo:rsid="0022714c" style:font-style-asian="normal" style:font-weight-asian="normal" style:font-size-complex="14pt" style:font-style-complex="normal" style:font-weight-complex="normal"/>
    </style:style>
    <style:style style:name="T51" style:family="text">
      <style:text-properties fo:color="#333333" loext:opacity="100%" style:font-name="Times New Roman" fo:font-size="14pt" fo:language="bg" fo:country="BG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52" style:family="text">
      <style:text-properties fo:color="#333333" loext:opacity="100%" style:font-name="Times New Roman" fo:font-size="14pt" fo:language="bg" fo:country="BG" fo:font-style="italic" fo:font-weight="normal" officeooo:rsid="003de22d" style:font-size-asian="14pt" style:font-style-asian="italic" style:font-weight-asian="normal" style:font-size-complex="14pt" style:font-style-complex="italic" style:font-weight-complex="normal"/>
    </style:style>
    <style:style style:name="T53" style:family="text">
      <style:text-properties fo:color="#333333" loext:opacity="100%" style:font-name="Times New Roman" fo:font-size="14pt" fo:language="bg" fo:country="BG" fo:font-style="italic" fo:font-weight="normal" style:font-style-asian="italic" style:font-weight-asian="normal" style:font-size-complex="14pt" style:font-style-complex="italic" style:font-weight-complex="normal"/>
    </style:style>
    <style:style style:name="T54" style:family="text">
      <style:text-properties fo:color="#333333" loext:opacity="100%" style:font-name="Times New Roman" fo:font-size="14pt" fo:language="bg" fo:country="BG" fo:font-weight="normal" style:font-size-asian="14pt" style:font-weight-asian="normal" style:font-size-complex="14pt" style:font-weight-complex="normal"/>
    </style:style>
    <style:style style:name="T55" style:family="text">
      <style:text-properties fo:color="#333333" loext:opacity="100%" style:font-name="Times New Roman" fo:font-size="14pt" fo:language="bg" fo:country="BG" fo:font-weight="normal" officeooo:rsid="003de22d" style:font-size-asian="14pt" style:font-weight-asian="normal" style:font-size-complex="14pt" style:font-weight-complex="normal"/>
    </style:style>
    <style:style style:name="T56" style:family="text">
      <style:text-properties fo:color="#333333" loext:opacity="100%" style:font-name="Times New Roman" fo:font-size="14pt" fo:language="bg" fo:country="BG" fo:font-weight="normal" style:font-weight-asian="normal" style:font-size-complex="14pt" style:font-weight-complex="normal"/>
    </style:style>
    <style:style style:name="T57" style:family="text">
      <style:text-properties fo:color="#333333" loext:opacity="100%" style:font-name="Times New Roman" fo:font-size="14pt" fo:language="bg" fo:country="BG" fo:font-weight="normal" officeooo:rsid="0022714c" style:font-weight-asian="normal" style:font-size-complex="14pt" style:font-weight-complex="normal"/>
    </style:style>
    <style:style style:name="T58" style:family="text">
      <style:text-properties fo:color="#333333" loext:opacity="100%" style:font-name="Times New Roman" fo:font-size="14pt" fo:language="bg" fo:country="BG" fo:font-weight="normal" officeooo:rsid="0022d269" style:font-weight-asian="normal" style:font-size-complex="14pt" style:font-weight-complex="normal"/>
    </style:style>
    <style:style style:name="T59" style:family="text">
      <style:text-properties fo:color="#333333" loext:opacity="100%" style:font-name="Times New Roman" fo:font-size="14pt" fo:language="en" fo:country="US" fo:font-style="normal" fo:font-weight="bold" officeooo:rsid="00209db3" style:font-size-asian="14pt" style:font-style-asian="normal" style:font-weight-asian="bold" style:font-size-complex="14pt" style:font-style-complex="normal" style:font-weight-complex="bold"/>
    </style:style>
    <style:style style:name="T60" style:family="text">
      <style:text-properties fo:color="#333333" loext:opacity="100%" style:font-name="Times New Roman" fo:font-size="14pt" fo:language="en" fo:country="US" fo:font-style="normal" fo:font-weight="bold" officeooo:rsid="0022714c" style:font-size-asian="14pt" style:font-style-asian="normal" style:font-weight-asian="bold" style:font-size-complex="14pt" style:font-style-complex="normal" style:font-weight-complex="bold"/>
    </style:style>
    <style:style style:name="T61" style:family="text">
      <style:text-properties fo:color="#333333" loext:opacity="100%" style:font-name="Times New Roman" fo:font-size="14pt" fo:language="en" fo:country="US" fo:font-style="italic" fo:font-weight="normal" officeooo:rsid="00209db3" style:font-size-asian="14pt" style:font-style-asian="italic" style:font-weight-asian="normal" style:font-size-complex="14pt" style:font-style-complex="italic" style:font-weight-complex="normal"/>
    </style:style>
    <style:style style:name="T62" style:family="text">
      <style:text-properties fo:color="#333333" loext:opacity="100%" style:font-name="Times New Roman" fo:font-size="14pt" fo:language="en" fo:country="US" fo:font-weight="bold" officeooo:rsid="0022714c" style:font-weight-asian="bold" style:font-size-complex="14pt" style:font-weight-complex="bold"/>
    </style:style>
    <style:style style:name="T63" style:family="text">
      <style:text-properties fo:color="#333333" loext:opacity="100%" style:font-name="Times New Roman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64" style:family="text">
      <style:text-properties fo:color="#333333" loext:opacity="100%" style:font-name="Times New Roman" fo:font-size="14pt" fo:font-style="italic" fo:font-weight="normal" style:font-style-asian="italic" style:font-weight-asian="normal" style:font-size-complex="14pt" style:font-style-complex="italic" style:font-weight-complex="normal"/>
    </style:style>
    <style:style style:name="T65" style:family="text">
      <style:text-properties fo:color="#333333" loext:opacity="100%" style:font-name="Times New Roman" fo:font-size="14pt" fo:font-weight="normal" style:font-size-asian="14pt" style:font-weight-asian="normal" style:font-size-complex="14pt" style:font-weight-complex="normal"/>
    </style:style>
    <style:style style:name="T66" style:family="text">
      <style:text-properties fo:color="#333333" loext:opacity="100%" style:font-name="Times New Roman" fo:font-size="14pt" fo:font-weight="normal" officeooo:rsid="003de22d" style:font-size-asian="14pt" style:font-weight-asian="normal" style:font-size-complex="14pt" style:font-weight-complex="normal"/>
    </style:style>
    <style:style style:name="T67" style:family="text">
      <style:text-properties fo:color="#333333" loext:opacity="100%" style:font-name="Times New Roman" fo:font-size="14pt" style:font-size-asian="14pt" style:font-size-complex="14pt"/>
    </style:style>
    <style:style style:name="T68" style:family="text">
      <style:text-properties fo:color="#333333" loext:opacity="100%" style:font-name="Times New Roman" fo:font-size="14pt" style:font-size-complex="14pt"/>
    </style:style>
    <style:style style:name="T69" style:family="text">
      <style:text-properties fo:color="#333333" loext:opacity="100%" style:font-name="Times New Roman" fo:font-size="14pt" fo:font-weight="bold" style:font-weight-asian="bold" style:font-size-complex="14pt" style:font-weight-complex="bold"/>
    </style:style>
    <style:style style:name="T70" style:family="text">
      <style:text-properties fo:color="#333333" loext:opacity="100%" style:font-name="Times New Roman" fo:language="bg" fo:country="BG"/>
    </style:style>
    <style:style style:name="T71" style:family="text">
      <style:text-properties fo:color="#333333" loext:opacity="100%" style:font-name="Times New Roman" fo:language="bg" fo:country="BG" fo:font-style="normal" style:font-style-asian="normal" style:font-style-complex="normal"/>
    </style:style>
    <style:style style:name="T72" style:family="text">
      <style:text-properties fo:color="#333333" loext:opacity="100%" style:font-name="Times New Roman" fo:font-size="16pt" fo:language="en" fo:country="US" fo:font-style="normal" fo:font-weight="bold" officeooo:rsid="00209db3" style:font-size-asian="14pt" style:font-style-asian="normal" style:font-weight-asian="bold" style:font-size-complex="16pt" style:font-style-complex="normal" style:font-weight-complex="bold"/>
    </style:style>
    <style:style style:name="T73" style:family="text">
      <style:text-properties fo:color="#333333" loext:opacity="100%" style:font-name="Times New Roman" fo:language="en" fo:country="US" fo:font-style="normal" style:font-style-asian="normal" style:font-style-complex="normal"/>
    </style:style>
    <style:style style:name="T74" style:family="text">
      <style:text-properties fo:language="bg" fo:country="BG"/>
    </style:style>
    <style:style style:name="T75" style:family="text">
      <style:text-properties fo:language="bg" fo:country="BG" officeooo:rsid="002572fb"/>
    </style:style>
    <style:style style:name="T76" style:family="text">
      <style:text-properties fo:language="bg" fo:country="BG" fo:font-style="normal" officeooo:rsid="002be307" style:font-size-asian="12.25pt" style:font-style-asian="normal" style:font-weight-asian="normal" style:font-size-complex="14pt" style:font-style-complex="normal" style:font-weight-complex="normal"/>
    </style:style>
    <style:style style:name="T77" style:family="text">
      <style:text-properties fo:language="bg" fo:country="BG" fo:font-style="normal" fo:font-weight="bold" officeooo:rsid="002be307" style:font-size-asian="12.25pt" style:font-style-asian="normal" style:font-weight-asian="bold" style:font-size-complex="14pt" style:font-style-complex="normal" style:font-weight-complex="bold"/>
    </style:style>
    <style:style style:name="T78" style:family="text">
      <style:text-properties fo:font-weight="normal" style:font-weight-asian="normal" style:font-weight-complex="normal"/>
    </style:style>
    <style:style style:name="T79" style:family="text">
      <style:text-properties fo:font-weight="normal" officeooo:rsid="00277616" style:font-weight-asian="normal" style:font-weight-complex="normal"/>
    </style:style>
    <style:style style:name="T80" style:family="text">
      <style:text-properties fo:font-weight="normal" officeooo:rsid="002791df" style:font-weight-asian="normal" style:font-weight-complex="normal"/>
    </style:style>
    <style:style style:name="T81" style:family="text">
      <style:text-properties fo:font-weight="normal" officeooo:rsid="00280682" style:font-weight-asian="normal" style:font-weight-complex="normal"/>
    </style:style>
    <style:style style:name="T82" style:family="text">
      <style:text-properties fo:font-weight="normal" officeooo:rsid="002be307" style:font-weight-asian="normal" style:font-weight-complex="normal"/>
    </style:style>
    <style:style style:name="T83" style:family="text">
      <style:text-properties fo:font-size="16pt" fo:font-weight="bold" style:font-size-asian="14pt" style:font-weight-asian="bold" style:font-size-complex="16pt" style:font-weight-complex="bold"/>
    </style:style>
    <style:style style:name="T84" style:family="text">
      <style:text-properties fo:font-size="16pt" fo:language="en" fo:country="US" fo:font-style="italic" fo:font-weight="bold" style:font-size-asian="14pt" style:font-style-asian="italic" style:font-weight-asian="bold" style:font-size-complex="16pt" style:font-style-complex="italic" style:font-weight-complex="bold"/>
    </style:style>
    <style:style style:name="T85" style:family="text">
      <style:text-properties fo:font-size="16pt" fo:language="en" fo:country="US" fo:font-weight="bold" style:font-size-asian="14pt" style:font-weight-asian="bold" style:font-size-complex="16pt" style:font-weight-complex="bold"/>
    </style:style>
    <style:style style:name="T86" style:family="text">
      <style:text-properties fo:font-style="italic" fo:font-weight="normal" officeooo:rsid="00280682" style:font-style-asian="italic" style:font-weight-asian="normal" style:font-style-complex="italic" style:font-weight-complex="normal"/>
    </style:style>
    <style:style style:name="T87" style:family="text">
      <style:text-properties officeooo:rsid="002cb30b"/>
    </style:style>
    <style:style style:name="T88" style:family="text">
      <style:text-properties officeooo:rsid="002e1af3"/>
    </style:style>
    <style:style style:name="T89" style:family="text">
      <style:text-properties fo:font-weight="bold" style:font-weight-asian="bold" style:font-weight-complex="bold"/>
    </style:style>
    <style:style style:name="T90" style:family="text">
      <style:text-properties officeooo:rsid="00343957"/>
    </style:style>
    <style:style style:name="T91" style:family="text">
      <style:text-properties officeooo:rsid="0040495f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Извод на типове</text:p>
      <text:p text:style-name="P8">Документация</text:p>
      <text:p text:style-name="P9">Александър Иванов</text:p>
      <text:p text:style-name="P9">3<text:span text:style-name="T1">MI0800398</text:span></text:p>
      <text:p text:style-name="P5"><text:span text:style-name="T1"/></text:p>
      <text:p text:style-name="P6"><text:span text:style-name="T1"/></text:p>
      <text:p text:style-name="P6"><text:span text:style-name="T1"/></text:p>
      <text:p text:style-name="P1"><text:span text:style-name="T4">1. </text:span>Дизайн на решението</text:p>
      <text:p text:style-name="P2"><text:tab/><text:span text:style-name="T14">Всеки ламбда израз представлява дърво от по-малки ламбда изрази. Основата на проекта е рекурсивна функция</text:span><text:span text:style-name="T38"> </text:span><text:span text:style-name="T14">над това дърво. То ще оценява типа на всеки връх(външен израз) едва след като оцени децата на този връх(вътрешните изрази). Обхождането ще се случва в дълбочина. Резултатът от обхождането на връх ще бъде наредена двойка &lt;</text:span><text:span text:style-name="T16">тип на израза</text:span><text:span text:style-name="T14">, </text:span><text:span text:style-name="T16">полагания, </text:span><text:span text:style-name="T17">брояч на създадени типове</text:span><text:span text:style-name="T14">&gt;, където </text:span><text:span text:style-name="T16">тип на израза </text:span><text:span text:style-name="T18">е </text:span><text:span text:style-name="T19">НЕокончателен </text:span><text:span text:style-name="T18">тип на оценявания външен израз, а </text:span><text:span text:style-name="T16">полагания</text:span><text:span text:style-name="T18"> е таблица от наредени двойки &lt;</text:span><text:span text:style-name="T16">име на тип, нов тип</text:span><text:span text:style-name="T18">&gt;. Тези полагания се прилагат върху </text:span><text:span text:style-name="T16">тип на израза. </text:span><text:span text:style-name="T18">Така се получава окончателния </text:span><text:span text:style-name="T26">засега тип</text:span><text:span text:style-name="T18">. </text:span><text:span text:style-name="T19">Всяка нова променлива първо е от най-общ тип. Чрез полаганията т</text:span><text:span text:style-name="T22">ипа ѝ</text:span><text:span text:style-name="T19"> се променя </text:span><text:span text:style-name="T20">и </text:span><text:span text:style-name="T19">става все „по-конкрет</text:span><text:span text:style-name="T22">ен</text:span><text:span text:style-name="T19">“. Окончателният ѝ тип става ясен едва когато са обходени всички върхове </text:span><text:span text:style-name="T20">наследници на върха, представляващ израза абстракция, в която тази променлива е дефинирана</text:span><text:span text:style-name="T19">.</text:span></text:p>
      <text:p text:style-name="P38"><text:span text:style-name="T19"><text:tab/></text:span><text:span text:style-name="T27">Относно полаганията: има основно наблюдение, което се </text:span><text:span text:style-name="T32">изпо</text:span><text:span text:style-name="T33">л</text:span><text:span text:style-name="T32">зва</text:span><text:span text:style-name="T27"> в кода. Първ</text:span><text:span text:style-name="T29">ият</text:span><text:span text:style-name="T27"> „</text:span><text:span text:style-name="T29">аргумент“</text:span><text:span text:style-name="T27"> на </text:span><text:span text:style-name="T34">а</text:span><text:span text:style-name="T29">пликацията</text:span><text:span text:style-name="T32"> </text:span><text:span text:style-name="T27">е функция с аргумент от тип типа на втор</text:span><text:span text:style-name="T29">ия</text:span><text:span text:style-name="T27"> </text:span><text:span text:style-name="T29">„аргумент“</text:span><text:span text:style-name="T27"> и общ(непознат досега) връщан тип. Полаганията се генерират на база това наблюдение. Друго важно наблюдение е при полагането на фунцкия с функция. Тогава задачата за генериране на полагания се свежда до полагане за напасване на типовете на аргументите и полагане за напасване на типовете на връщаните резултати. </text:span><text:span text:style-name="T29">Трето наблюдение е, че не може да има(но е възможно да се появят) циклични типове.</text:span></text:p>
      <text:p text:style-name="P3"><text:span text:style-name="T21"><text:tab/>За дефиниране на нови имена на типове на променливи ще бъде необходимо броене на създадените досега имена, откакто е започнало оценяването на целия израз.</text:span><text:span text:style-name="T22"> </text:span><text:span text:style-name="T24">Всяко ново име ще бъде във формата </text:span><text:span text:style-name="T30">аХ</text:span><text:span text:style-name="T24">, където </text:span><text:span text:style-name="T30">Х</text:span><text:span text:style-name="T24"> е броя на създадените досега имена </text:span><text:span text:style-name="T28">на типове</text:span><text:span text:style-name="T24">.</text:span></text:p>
      <text:p text:style-name="P4"><text:span text:style-name="T22"><text:tab/></text:span><text:span text:style-name="T18">По време на оценяването на израз трябва да бъдат пазени дефинираните досега промениливи и техните предположени типове. Това ще се </text:span><text:span text:style-name="T23">случва в таблица, </text:span><text:span text:style-name="T24">манипулирана с помощта на библиотеката </text:span><text:span text:style-name="T35">Data</text:span><text:span text:style-name="T31"> </text:span><text:span text:style-name="T25">и типа </text:span><text:span text:style-name="T35">Map</text:span><text:span text:style-name="T24">.</text:span></text:p>
      <text:p text:style-name="P2"><text:span text:style-name="T21"/></text:p>
      <text:p text:style-name="P2"><text:span text:style-name="T21"/></text:p>
      <text:p text:style-name="P11"><text:span text:style-name="T41">В хода на имплементацията се оказа, че </text:span><text:span text:style-name="T42">тази идея наподобява алгоритъма на </text:span><text:span text:style-name="T3">Hindley-Milner.</text:span><text:span text:style-name="T2"><text:line-break/>“</text:span><text:span text:style-name="T42">Наподобява“, защото авторът на тази документация </text:span><text:span text:style-name="T46">НЕ</text:span><text:span text:style-name="T42"> е напълно запознат с този алгоритъм.</text:span></text:p>
      <text:p text:style-name="P11"><text:span text:style-name="T42"/></text:p>
      <text:p text:style-name="P11"><text:soft-page-break/><text:span text:style-name="T42"/></text:p>
      <text:p text:style-name="P12"><text:span text:style-name="T45">1.</text:span><text:span text:style-name="T44">1 LambdaTerm module</text:span></text:p>
      <text:p text:style-name="P13"><text:span text:style-name="T44"><text:tab/></text:span><text:span text:style-name="T39">Това е алгебричен рекурсивен тип данни от три конструктира. </text:span></text:p>
      <text:list text:style-name="L1">
        <text:list-item>
          <text:p text:style-name="P18"><text:span text:style-name="T59">Variable </text:span><text:span text:style-name="T61">name – </text:span><text:span text:style-name="T48">променлива с име </text:span><text:span text:style-name="T61">name</text:span></text:p>
        </text:list-item>
        <text:list-item>
          <text:p text:style-name="P17"><text:span text:style-name="T59">Apply </text:span><text:span text:style-name="T61">LambdaTerm LambdaTerm – </text:span><text:span text:style-name="T48">операция апликация в ламбда смятането, <text:tab/>където първото поле е фунцкията, а второто – аргумента ѝ</text:span></text:p>
        </text:list-item>
        <text:list-item>
          <text:p text:style-name="P21"><text:span text:style-name="T67">Lambda </text:span><text:span text:style-name="T65">[</text:span><text:span text:style-name="T51">аргументи</text:span><text:span text:style-name="T65">] </text:span><text:span text:style-name="T63">LambdaTerm</text:span><text:span text:style-name="T65"> – </text:span><text:span text:style-name="T54">операция абстракция, второто поле е тялото на абстракцията, </text:span><text:span text:style-name="T66">[</text:span><text:span text:style-name="T52">аргументите</text:span><text:span text:style-name="T66">] </text:span><text:span text:style-name="T55">са имена на променливи.</text:span></text:p>
          <text:p text:style-name="P21"><text:span text:style-name="T54"/></text:p>
        </text:list-item>
      </text:list>
      <text:p text:style-name="P14"><text:span text:style-name="T70">1.2 </text:span><text:span text:style-name="T47">TermType module</text:span></text:p>
      <text:p text:style-name="P15"><text:span text:style-name="T47"><text:tab/></text:span><text:span text:style-name="T56">Това е алгебричен рекурсивен тип данни от </text:span><text:span text:style-name="T57">два</text:span><text:span text:style-name="T56"> конструктира. </text:span></text:p>
      <text:list text:continue-numbering="true" text:style-name="L1">
        <text:list-item>
          <text:p text:style-name="P19"><text:span text:style-name="T62">Type</text:span><text:span text:style-name="T69">Variable</text:span><text:span text:style-name="T68"> </text:span><text:span text:style-name="T64">name – </text:span><text:span text:style-name="T50"><text:s/>израз от тип </text:span><text:span text:style-name="T56">променлива,име </text:span><text:span text:style-name="T58">на типа </text:span><text:span text:style-name="T57">е </text:span><text:span text:style-name="T53">name</text:span></text:p>
        </text:list-item>
        <text:list-item>
          <text:p text:style-name="P20"><text:span text:style-name="T60">TypeFunction</text:span><text:span text:style-name="T59"> </text:span><text:span text:style-name="T61">TermType</text:span><text:span text:style-name="T72"> </text:span><text:span text:style-name="T61">TermType – </text:span><text:span text:style-name="T49">израз от тип функция, първото поле е типа на аргумента, а второто – тип на връщания тип.</text:span></text:p>
        </text:list-item>
      </text:list>
      <text:p text:style-name="P10"><text:span text:style-name="T49"/></text:p>
      <text:p text:style-name="P22"><text:tab/>Многоместните функции се представят като едн<text:span text:style-name="T91">о</text:span>аргументни фунцкии, <text:tab/>връщащи едноаргументни функции и така докато не се изчерпат <text:tab/>аргументите.</text:p>
      <text:p text:style-name="P10"><text:span text:style-name="T49"/></text:p>
      <text:p text:style-name="P16"><text:span text:style-name="T71">1.3 </text:span><text:span text:style-name="T73">Utils module</text:span></text:p>
      <text:p text:style-name="P30"><text:tab/><text:span text:style-name="T75">Съдържа помощни типове и функции.</text:span></text:p>
      <text:list text:style-name="L2">
        <text:list-item>
          <text:p text:style-name="P31">data Result – <text:span text:style-name="T74">комбинация от </text:span>Either<text:span text:style-name="T74"> и </text:span>Maybe</text:p>
        </text:list-item>
        <text:list-item>
          <text:p text:style-name="P23">съобщения <text:span text:style-name="T90">за </text:span>грешки</text:p>
        </text:list-item>
        <text:list-item>
          <text:p text:style-name="P23">фунцкия, брояща цифрите на число – за красиво печатане на тестовете</text:p>
        </text:list-item>
      </text:list>
      <text:p text:style-name="P33"/>
      <text:p text:style-name="P37">1.4<text:span text:style-name="T1"> Inference module</text:span></text:p>
      <text:p text:style-name="P33"><text:span text:style-name="T1"><text:tab/></text:span><text:span text:style-name="T14">Съдържа логиката за обхождане на дървото на израза с </text:span><text:span text:style-name="T37">DFS </text:span><text:span text:style-name="T14">алгоритъма</text:span><text:span text:style-name="T37">.</text:span></text:p>
      <text:list text:style-name="L3">
        <text:list-item>
          <text:p text:style-name="P34"><text:span text:style-name="T40">InferTFacade</text:span> - <text:span text:style-name="T15">фасадна функция за оценяване на тип на израз(за да не се <text:tab/>пише boilerplate code в тестовете)</text:span></text:p>
        </text:list-item>
        <text:list-item>
          <text:p text:style-name="P27">inferT – <text:span text:style-name="T78">оценява типа на функция, като приема таблицата с текущите видими <text:tab/>и техните текущи типове, ламбда израз и брояча на викане(за имената <text:tab/>на нови типове)</text:span></text:p>
          <text:list>
            <text:list-item>
              <text:p text:style-name="P28"><text:span text:style-name="T78">Ако оценява </text:span><text:span text:style-name="T1">Variable</text:span><text:span text:style-name="T5"> </text:span><text:span text:style-name="T8">x</text:span><text:span text:style-name="T5"> – </text:span><text:span text:style-name="T78">връща типа на </text:span><text:span text:style-name="T5">x </text:span><text:span text:style-name="T78">в таблицата. Ако не намери <text:tab/>това <text:tab/>име, връща грешка </text:span><text:span text:style-name="T5">Unbound Variable </text:span><text:span text:style-name="T8">x</text:span></text:p>
            </text:list-item>
            <text:list-item>
              <text:p text:style-name="P28"><text:span text:style-name="T78">Ако оценява </text:span><text:span text:style-name="T1">Apply</text:span><text:span text:style-name="T5"> </text:span><text:span text:style-name="T8">m</text:span><text:span text:style-name="T5"> </text:span><text:span text:style-name="T8">n</text:span><text:span text:style-name="T5"> – </text:span><text:span text:style-name="T78">оценява </text:span><text:span text:style-name="T8">m</text:span><text:span text:style-name="T5">, </text:span><text:span text:style-name="T78">прилага полагания, получени от <text:tab/>оценяването на</text:span><text:span text:style-name="T5"> </text:span><text:span text:style-name="T8">m</text:span><text:span text:style-name="T5">, </text:span><text:span text:style-name="T78">върху всички типове, за които има полагания. <text:tab/>После оценява </text:span><text:span text:style-name="T8">n</text:span><text:span text:style-name="T5">. </text:span><text:span text:style-name="T78">После прилага полагания, получени от <text:tab/>оценяването на</text:span><text:span text:style-name="T5"> </text:span><text:span text:style-name="T8">n</text:span><text:span text:style-name="T5">,</text:span><text:span text:style-name="T78"> върху типа на </text:span><text:span text:style-name="T8">m</text:span><text:span text:style-name="T5">. </text:span><text:span text:style-name="T78">После генерира полагания, за да <text:tab/>напасне типа на </text:span><text:span text:style-name="T8">m</text:span><text:span text:style-name="T5"> </text:span><text:span text:style-name="T78">с </text:span><text:span text:style-name="T79">типа </text:span><text:span text:style-name="T78">функция с аргумент типа на</text:span><text:span text:style-name="T5"> </text:span><text:span text:style-name="T10">n</text:span><text:span text:style-name="T5"> </text:span><text:span text:style-name="T78">и <text:tab/>произволен(досега несрещан) връщан тип. Накрая прилага тези </text:span><text:soft-page-break/><text:span text:style-name="T78"><text:tab/>полагания върху произволния връщан тип на функцията. </text:span><text:span text:style-name="T80">В</text:span><text:span text:style-name="T78">ръща <text:tab/>новия тип след прилагане на полаганията и навързва всички <text:tab/>направени полагания, така че да се приложат после върху <text:tab/>променливите, получено от </text:span><text:span text:style-name="T5">closure.</text:span></text:p>
            </text:list-item>
            <text:list-item>
              <text:p text:style-name="P29"><text:span text:style-name="T5">Ако оценява </text:span><text:span text:style-name="T13">Lambda</text:span><text:span text:style-name="T6"> [</text:span><text:span text:style-name="T9">и</text:span><text:span text:style-name="T86">мена на променливи</text:span><text:span text:style-name="T6">] </text:span><text:span text:style-name="T9">body</text:span><text:span text:style-name="T6"> – </text:span><text:span text:style-name="T81">за повече от един аргумент, връща <text:tab/>функция с тип на аргумент първия аргумент и връщан тип оценката <text:tab/>на </text:span><text:span text:style-name="T6">Lambda </text:span><text:span text:style-name="T81">без първия аргумент и със същото тяло. Ако няма <text:tab/>аргументи, връща типа на тялото. Обработката на аргумент разширява таблицата с променливи или заменя типа на променливата, ако променлива с даденото име вече се среща. Това не загубва стария тип на променливата, </text:span><text:span text:style-name="T82">защото ако има такъв, то той се пази в старата инстанция на т аблицата(</text:span><text:span text:style-name="T7">Map.insert </text:span><text:span text:style-name="T82">не променя старата таблица, а прави нова).</text:span></text:p>
            </text:list-item>
          </text:list>
        </text:list-item>
      </text:list>
      <text:p text:style-name="P35"/>
      <text:p text:style-name="P35">1.5 Substitutions<text:span text:style-name="T1"> module</text:span></text:p>
      <text:p text:style-name="P24"><text:span text:style-name="T1"><text:tab/></text:span>Съдържа логиката за полагания и проверки при полагания.</text:p>
      <text:list text:style-name="L4">
        <text:list-item>
          <text:p text:style-name="P25"><text:span text:style-name="T11">a</text:span><text:span text:style-name="T89">ppSubstToType</text:span> - прилага полагания, но само за един конкретен тип.</text:p>
        </text:list-item>
        <text:list-item>
          <text:p text:style-name="P32"><text:span text:style-name="T77">appSubstToTable</text:span><text:span text:style-name="T76"> - прилага полагания върху цялата таблица, всички <text:tab/>полагания се вземат предвид.</text:span></text:p>
        </text:list-item>
        <text:list-item>
          <text:p text:style-name="P25"><text:span text:style-name="T89">chainSubst</text:span> – прилага полаганията върху полагания, целта е да избегнем <text:s text:c="2"/><text:tab/>частни случаи, при които се разчита на подредбата на полаганията в <text:tab/>таблицата при обхождане и прилагане. Накратно се свързват <text:tab/>полагания, <text:tab/>така че да няма междинни полагания, ами директно едно <text:tab/>полагане за име на променлива, ако има такова.</text:p>
        </text:list-item>
        <text:list-item>
          <text:p text:style-name="P25"><text:span text:style-name="T11">g</text:span><text:span text:style-name="T89">enSubst</text:span> – генерира полагания, така че да напасне типове. Проверява за <text:tab/>циклични конструкии. Ако се сравняват функции, логиката за <text:tab/>полагания се привежда до генериране на полагания за напасване на <text:tab/>типа на аргумента и типа на връщания тип. Ако единият тип е просто <text:tab/>променлива, то щом генерираме полагане, <text:span text:style-name="T87">то </text:span>трябва тази променлива <text:tab/>да приеме типа на другия аргумент на всяка цена. <text:span text:style-name="T87">Ако са еднакви <text:tab/>променливите, нищо не се полага.</text:span></text:p>
        </text:list-item>
        <text:list-item>
          <text:p text:style-name="P25"><text:span text:style-name="T12">c</text:span><text:span text:style-name="T89">ontains</text:span> – проверява дали не се среща даден тип в типа на израз. <text:span text:style-name="T88">Не може да <text:tab/>дефинираме един тип, чрез друг тип, който друг тип се дефинира с <text:tab/>единия тип.</text:span></text:p>
        </text:list-item>
      </text:list>
      <text:p text:style-name="P36">1.6 <text:span text:style-name="T1">Main module</text:span></text:p>
      <text:p text:style-name="P26"><text:span text:style-name="T1"><text:tab/></text:span>Съдържа тестове и началото на програмата. <text:span text:style-name="T83">Тук се пишат изрази, с <text:tab/>които потребителят иска да тества програмата, като слага </text:span><text:span text:style-name="T85">новa <text:tab/></text:span><text:span text:style-name="T83">наредена двойка &lt;число, ламбда израз&gt; </text:span><text:span text:style-name="T85">в</text:span><text:span text:style-name="T83"> </text:span><text:span text:style-name="T84">testCases. </text:span>Идеята на <text:tab/>числата е по-лесна ориентация при входа и изхода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28T20:25:11.452000000</meta:creation-date>
    <dc:date>2024-12-29T01:05:31.790000000</dc:date>
    <meta:editing-duration>PT3H19M22S</meta:editing-duration>
    <meta:editing-cycles>46</meta:editing-cycles>
    <meta:generator>LibreOffice/24.2.5.2$Windows_X86_64 LibreOffice_project/bffef4ea93e59bebbeaf7f431bb02b1a39ee8a59</meta:generator>
    <meta:document-statistic meta:table-count="0" meta:image-count="0" meta:object-count="0" meta:page-count="3" meta:paragraph-count="42" meta:word-count="960" meta:character-count="6096" meta:non-whitespace-character-count="5127"/>
  </office:meta>
</office:document-meta>
</file>